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P28" style:family="paragraph" style:parent-style-name="Standard" style:list-style-name="L1">
      <style:text-properties fo:color="#000000" loext:opacity="100%" officeooo:rsid="003339d6" officeooo:paragraph-rsid="003339d6"/>
    </style:style>
    <style:style style:name="P29" style:family="paragraph" style:parent-style-name="Standard" style:list-style-name="L1">
      <style:text-properties fo:color="#000000" loext:opacity="100%" officeooo:rsid="0034bdf2" officeooo:paragraph-rsid="0034bdf2"/>
    </style:style>
    <style:style style:name="P30" style:family="paragraph" style:parent-style-name="Standard" style:list-style-name="L1">
      <style:text-properties fo:color="#000000" loext:opacity="100%" officeooo:rsid="0035b037" officeooo:paragraph-rsid="0035b037"/>
    </style:style>
    <style:style style:name="P31" style:family="paragraph" style:parent-style-name="Standard" style:list-style-name="L1">
      <style:text-properties fo:color="#000000" loext:opacity="100%" officeooo:rsid="00368c0c" officeooo:paragraph-rsid="00368c0c"/>
    </style:style>
    <style:style style:name="P32" style:family="paragraph" style:parent-style-name="Standard" style:list-style-name="L1">
      <style:text-properties fo:color="#000000" loext:opacity="100%" officeooo:rsid="00377a01" officeooo:paragraph-rsid="00377a01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73097024976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7309702267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429508156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8">Position Elements by Floating</text:p>
              </text:list-item>
              <text:list-item>
                <text:p text:style-name="P29">Relative and Absolute Element Positioning</text:p>
              </text:list-item>
              <text:list-item>
                <text:p text:style-name="P30">Media Queries</text:p>
              </text:list-item>
              <text:list-item>
                <text:p text:style-name="P31">Responsive Layout</text:p>
              </text:list-item>
              <text:list-item>
                <text:p text:style-name="P32">Introduction to Twitter Bootstrap</text:p>
              </text:list-item>
              <text:list-item>
                <text:p text:style-name="P32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730970373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238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382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388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232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23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448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419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47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445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 table:style-name="TableLine24730970503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500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730970514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7:00:29.340000000</dc:date>
    <meta:editing-duration>PT6H11M37S</meta:editing-duration>
    <meta:editing-cycles>32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6" meta:word-count="160" meta:character-count="952" meta:non-whitespace-character-count="855"/>
  </office:meta>
</office:document-meta>
</file>